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margin-top="0in" fo:margin-bottom="0in" style:writing-mode="lr-tb"/>
    </style:style>
    <style:style style:name="P2" style:family="paragraph" style:parent-style-name="Text_20_body" style:list-style-name="L6">
      <style:paragraph-properties fo:margin-top="0in" fo:margin-bottom="0in" style:writing-mode="lr-tb"/>
    </style:style>
    <style:style style:name="P3" style:family="paragraph" style:parent-style-name="Text_20_body" style:list-style-name="L8">
      <style:paragraph-properties fo:margin-top="0in" fo:margin-bottom="0in" style:writing-mode="lr-tb"/>
    </style:style>
    <style:style style:name="P4" style:family="paragraph" style:parent-style-name="Text_20_body" style:list-style-name="L8">
      <style:paragraph-properties fo:margin-top="0in" fo:margin-bottom="0in" style:writing-mode="lr-tb"/>
      <style:text-properties fo:font-weight="bold"/>
    </style:style>
    <style:style style:name="P5" style:family="paragraph" style:parent-style-name="Text_20_body" style:list-style-name="L1">
      <style:paragraph-properties style:writing-mode="lr-tb"/>
    </style:style>
    <style:style style:name="P6" style:family="paragraph" style:parent-style-name="Text_20_body" style:list-style-name="L2">
      <style:paragraph-properties style:writing-mode="lr-tb"/>
    </style:style>
    <style:style style:name="P7" style:family="paragraph" style:parent-style-name="Text_20_body" style:list-style-name="L3">
      <style:paragraph-properties style:writing-mode="lr-tb"/>
    </style:style>
    <style:style style:name="P8" style:family="paragraph" style:parent-style-name="Text_20_body" style:list-style-name="L4">
      <style:paragraph-properties style:writing-mode="lr-tb"/>
    </style:style>
    <style:style style:name="P9" style:family="paragraph" style:parent-style-name="Text_20_body" style:list-style-name="L5">
      <style:paragraph-properties style:writing-mode="lr-tb"/>
    </style:style>
    <style:style style:name="P10" style:family="paragraph" style:parent-style-name="Text_20_body" style:list-style-name="L6">
      <style:paragraph-properties style:writing-mode="lr-tb"/>
    </style:style>
    <style:style style:name="P11" style:family="paragraph" style:parent-style-name="Text_20_body" style:list-style-name="L7">
      <style:paragraph-properties style:writing-mode="lr-tb"/>
    </style:style>
    <style:style style:name="P12" style:family="paragraph" style:parent-style-name="Text_20_body" style:list-style-name="L8">
      <style:paragraph-properties style:writing-mode="lr-tb"/>
    </style:style>
    <style:style style:name="P13" style:family="paragraph" style:parent-style-name="Standard">
      <style:paragraph-properties fo:margin-top="0in" fo:margin-bottom="0.1965in"/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ate the problem</text:p>
      <text:list xml:id="list126636912" text:style-name="L1">
        <text:list-item>
          <text:list>
            <text:list-item>
              <text:p text:style-name="P5">the two theories on the nature of temporal existence contradict each other</text:p>
            </text:list-item>
          </text:list>
        </text:list-item>
      </text:list>
      <text:list xml:id="list292843628" text:style-name="L2">
        <text:list-item>
          <text:list>
            <text:list-item>
              <text:p text:style-name="P6">One theory is that the present exists as a node on a pre-determined time line</text:p>
            </text:list-item>
          </text:list>
        </text:list-item>
      </text:list>
      <text:list xml:id="list689426316" text:style-name="L3">
        <text:list-item>
          <text:list>
            <text:list-item>
              <text:list>
                <text:list-item>
                  <text:p text:style-name="P1">There is no way to get off the time line, so just keep chugging along</text:p>
                </text:list-item>
              </text:list>
            </text:list-item>
            <text:list-item>
              <text:p text:style-name="P1">The other theory is that there exist an infinite number of present nodes on all of the possible time lines. </text:p>
              <text:list>
                <text:list-item>
                  <text:p text:style-name="P1">The time lines can intersect</text:p>
                </text:list-item>
                <text:list-item>
                  <text:p text:style-name="P1">at each intersection old nodes may merge and new nodes may fork</text:p>
                </text:list-item>
              </text:list>
            </text:list-item>
            <text:list-item>
              <text:p text:style-name="P7">With more analysis, it can be shown that the former (predetermined model) can conform to the free model.</text:p>
            </text:list-item>
          </text:list>
        </text:list-item>
      </text:list>
      <text:list xml:id="list1344874008" text:style-name="L4">
        <text:list-item>
          <text:p text:style-name="P8">Show how you will solve/prove/analyze it</text:p>
        </text:list-item>
      </text:list>
      <text:list xml:id="list957825014" text:style-name="L5">
        <text:list-item>
          <text:list>
            <text:list-item>
              <text:p text:style-name="P9">Further analysis of the free model allows insight to how the rigid model fits within it.</text:p>
            </text:list-item>
          </text:list>
        </text:list-item>
      </text:list>
      <text:list xml:id="list497633503" text:style-name="L6">
        <text:list-item>
          <text:list>
            <text:list-item>
              <text:p text:style-name="P2">First, show that the free model is legitimate</text:p>
              <text:list>
                <text:list-item>
                  <text:p text:style-name="P2">legitimize Albert's claim</text:p>
                </text:list-item>
                <text:list-item>
                  <text:p text:style-name="P2">Show additional support throughout the rest of the story</text:p>
                </text:list-item>
              </text:list>
            </text:list-item>
            <text:list-item>
              <text:p text:style-name="P2">Now, explain the model</text:p>
              <text:list>
                <text:list-item>
                  <text:p text:style-name="P2">Need to explain the model, otherwise we can't interpret it</text:p>
                  <text:list>
                    <text:list-item>
                      <text:p text:style-name="P10">What does a 'present' represent?</text:p>
                    </text:list-item>
                  </text:list>
                </text:list-item>
              </text:list>
            </text:list-item>
          </text:list>
        </text:list-item>
      </text:list>
      <text:list xml:id="list842191798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A person? Particle? the entire universe?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11317491" text:style-name="L8">
        <text:list-item>
          <text:list>
            <text:list-item>
              <text:list>
                <text:list-item>
                  <text:p text:style-name="P3">Answer is 'presents' represent state-spaces of the universe</text:p>
                </text:list-item>
              </text:list>
            </text:list-item>
            <text:list-item>
              <text:p text:style-name="P3">Show how the free model is a superposition of rigid models</text:p>
              <text:list>
                <text:list-item>
                  <text:p text:style-name="P3">turns out that this is sensible</text:p>
                </text:list-item>
              </text:list>
            </text:list-item>
          </text:list>
        </text:list-item>
        <text:list-item>
          <text:p text:style-name="P3">The Free Model</text:p>
          <text:list>
            <text:list-item>
              <text:p text:style-name="P3">Albert's Claim</text:p>
              <text:list>
                <text:list-item>
                  <text:p text:style-name="P3">Attempt to create a truly infinite labyrinth</text:p>
                  <text:list>
                    <text:list-item>
                      <text:p text:style-name="P3">Can't construct one physically</text:p>
                    </text:list-item>
                    <text:list-item>
                      <text:p text:style-name="P3">Immediately thought of tales</text:p>
                      <text:list>
                        <text:list-item>
                          <text:p text:style-name="P3">1000 arabian nights</text:p>
                        </text:list-item>
                        <text:list-item>
                          <text:p text:style-name="P3">historic tales</text:p>
                        </text:list-item>
                      </text:list>
                    </text:list-item>
                    <text:list-item>
                      <text:p text:style-name="P3">A labyrinth you can't see - one in time that we're all part of from birth</text:p>
                    </text:list-item>
                  </text:list>
                </text:list-item>
                <text:list-item>
                  <text:p text:style-name="P3">The letter</text:p>
                  <text:list>
                    <text:list-item>
                      <text:p text:style-name="P3">" I leave to the various futures (not to all) my garden of forking paths."</text:p>
                    </text:list-item>
                    <text:list-item>
                      <text:p text:style-name="P3">Why not to all?</text:p>
                      <text:list>
                        <text:list-item>
                          <text:p text:style-name="P3">In some of those futures, Ts'ui doesn't exist, let alone his book!</text:p>
                        </text:list-item>
                      </text:list>
                    </text:list-item>
                  </text:list>
                </text:list-item>
                <text:list-item>
                  <text:p text:style-name="P3">It hits him - the book is the labyrinth with its walls set in time (as opposed to stone).</text:p>
                  <text:list>
                    <text:list-item>
                      <text:p text:style-name="P3">tests hypothesis with the riddle construction</text:p>
                      <text:list>
                        <text:list-item>
                          <text:p text:style-name="P3">If the answer is time, what word can't you use, etc.</text:p>
                        </text:list-item>
                      </text:list>
                    </text:list-item>
                  </text:list>
                </text:list-item>
                <text:list-item>
                  <text:p text:style-name="P4">Important to note</text:p>
                  <text:list>
                    <text:list-item>
                      <text:p text:style-name="P3">The Garden of Forking Paths (the book) is organized sequentially</text:p>
                      <text:list>
                        <text:list-item>
                          <text:p text:style-name="P3">has the same cardinality as the real numbers on the number line</text:p>
                        </text:list-item>
                        <text:list-item>
                          <text:p text:style-name="P3"><text:soft-page-break/>Fixed references (integers) with infinite series approaching each o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More support</text:p>
              <text:list>
                <text:list-item>
                  <text:p text:style-name="P3">There are examples of characters in the story navigating the free model's labyrinth</text:p>
                  <text:list>
                    <text:list-item>
                      <text:p text:style-name="P3">"Ts'ui Pen must have once said: <text:span text:style-name="T1">I am withdrawing to write a book</text:span>. And another time: <text:span text:style-name="T1">I am withdrawing to construct a labyrinth</text:span>"</text:p>
                      <text:list>
                        <text:list-item>
                          <text:p text:style-name="P3">The two are synonymous, as the labyrinth is the book, but they were separated in time.</text:p>
                        </text:list-item>
                        <text:list-item>
                          <text:p text:style-name="P3">This is exemplifying a loop in time that Ts'ui Pen is experiencing</text:p>
                        </text:list-item>
                      </text:list>
                    </text:list-item>
                    <text:list-item>
                      <text:p text:style-name="P3">Albert repeats his actions when he retrieves the letter for the second time</text:p>
                      <text:list>
                        <text:list-item>
                          <text:p text:style-name="P3">Another loop in time, this time, the 'present' diverges toward Albert's death (but this was only made possible by it diverging towards Tsun's adoption of the free model.</text:p>
                        </text:list-item>
                      </text:list>
                    </text:list-item>
                    <text:list-item>
                      <text:p text:style-name="P3">Tsun is writing the letter himself, about the past</text:p>
                      <text:list>
                        <text:list-item>
                          <text:p text:style-name="P3">Tsun has full control over the description of the pas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Explaining the models</text:p>
          <text:list>
            <text:list-item>
              <text:p text:style-name="P3">Visualizing the model</text:p>
              <text:list>
                <text:list-item>
                  <text:p text:style-name="P3">network of strings, along which balls of light representing the present can travel. </text:p>
                </text:list-item>
                <text:list-item>
                  <text:p text:style-name="P3">Balls are not restricted to individual threads</text:p>
                </text:list-item>
                <text:list-item>
                  <text:p text:style-name="P3">(maybe spiders crawling on webs is better?)</text:p>
                </text:list-item>
              </text:list>
            </text:list-item>
            <text:list-item>
              <text:p text:style-name="P3">What do the 'present's represent?</text:p>
              <text:list>
                <text:list-item>
                  <text:p text:style-name="P3">individuals as Tsun suggests? (individuals are the present)</text:p>
                  <text:list>
                    <text:list-item>
                      <text:p text:style-name="P3">"Then I reflected that everything happens to a man precisely, precisely <text:span text:style-name="T1">now</text:span>; countless men in the air, on the face of the earth and the sea, and all that really is happening is happening to me..."</text:p>
                    </text:list-item>
                    <text:list-item>
                      <text:p text:style-name="P3">No, the overlap (intersection) of presents in that case would be insignificant (two individuals would be the same)</text:p>
                    </text:list-item>
                  </text:list>
                </text:list-item>
                <text:list-item>
                  <text:p text:style-name="P3">particles?</text:p>
                  <text:list>
                    <text:list-item>
                      <text:p text:style-name="P3">Not quite, same problem as above</text:p>
                    </text:list-item>
                  </text:list>
                </text:list-item>
                <text:list-item>
                  <text:p text:style-name="P4">a state space of the universe</text:p>
                  <text:list>
                    <text:list-item>
                      <text:p text:style-name="P3">intersections would be incredibly significant, as two different time lines would converge to the same point and diverge from the same point</text:p>
                      <text:list>
                        <text:list-item>
                          <text:p text:style-name="P3">The question as to whether or not two presents converging on the same state would ever diverge, given the natural laws of physics, can be explained with the butterfly effec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The free model is a superposition of the rigid models</text:p>
          <text:list>
            <text:list-item>
              <text:p text:style-name="P3">What is the rigid model?</text:p>
              <text:list>
                <text:list-item>
                  <text:p text:style-name="P3">"The author of an atrocious undertaking ought to imagine that he has already accomplished it, ought to impose upon himself a future as irrevocable as the past." (page 22)</text:p>
                </text:list-item>
                <text:list-item>
                  <text:p text:style-name="P3">suggests that the future is unalterable</text:p>
                </text:list-item>
              </text:list>
            </text:list-item>
            <text:list-item>
              <text:p text:style-name="P3">If every possible 'present' exists, then every possible path through the network that is the free model must be taken</text:p>
              <text:list>
                <text:list-item>
                  <text:p text:style-name="P3">otherwise, every possible present doesn't exist</text:p>
                </text:list-item>
              </text:list>
            </text:list-item>
            <text:list-item>
              <text:p text:style-name="P3">If every path is taken, then each path can be thought of as its own, unique, time line that <text:soft-page-break/>happens to intersect with others, but does not merge nor fork</text:p>
            </text:list-item>
            <text:list-item>
              <text:p text:style-name="P3">Now, the superposition of individual time lines is easily seen as the network as a whole.</text:p>
            </text:list-item>
            <text:list-item>
              <text:p text:style-name="P3">Additionally, included in the set of every possible time is that same set time-shifted by some constant. </text:p>
              <text:list>
                <text:list-item>
                  <text:p text:style-name="P3">Incredibly varied set of existences</text:p>
                </text:list-item>
                <text:list-item>
                  <text:p text:style-name="P3">not sure what to do about that.</text:p>
                </text:list-item>
              </text:list>
            </text:list-item>
            <text:list-item>
              <text:p text:style-name="P3">Show Tsun's support of the free model and how he uses it in the end.</text:p>
            </text:list-item>
          </text:list>
        </text:list-item>
        <text:list-item>
          <text:p text:style-name="P12">Conclud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Gordonson</meta:initial-creator>
    <meta:creation-date>2011-12-15T05:12:38</meta:creation-date>
    <meta:document-statistic meta:table-count="0" meta:image-count="0" meta:object-count="0" meta:page-count="3" meta:paragraph-count="75" meta:word-count="868" meta:character-count="4629"/>
    <dc:date>2011-12-15T05:12:58</dc:date>
    <dc:creator>Josh Gordonson</dc:creator>
    <meta:editing-duration>PT00H00M20S</meta:editing-duration>
    <meta:editing-cycles>1</meta:editing-cycles>
    <meta:generator>OpenOffice.org/3.2$Linux OpenOffice.org_project/320m19$Build-9505</meta:generator>
  </office:meta>
</office:document-meta>
</file>